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ce2"/>
        <table:table-column table:style-name="co5" table:default-cell-style-name="ce4"/>
        <table:table-column table:style-name="co6" table:default-cell-style-name="ce5"/>
        <table:table-column table:style-name="co7" table:default-cell-style-name="ce5"/>
        <table:table-column table:style-name="co13" table:number-columns-repeated="2" table:default-cell-style-name="ce5"/>
        <table:table-column table:style-name="co14" table:default-cell-style-name="ce5"/>
        <table:table-column table:style-name="co7" table:default-cell-style-name="ce4"/>
        <table:table-column table:style-name="co13" table:default-cell-style-name="ce5"/>
        <table:table-column table:style-name="co7" table:default-cell-style-name="ce5"/>
        <table:table-column table:style-name="co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9" table:default-cell-style-name="ce5"/>
        <table:table-column table:style-name="co18" table:default-cell-style-name="Default"/>
        <table:table-column table:style-name="co20" table:default-cell-style-name="Default"/>
        <table:table-column table:style-name="co21" table:number-columns-repeated="3" table:default-cell-style-name="Default"/>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formula="of:=[.B5]+[.H5]+[.N5]" office:value-type="float" office:value="300">
            <text:p>300</text:p>
          </table:table-cell>
          <table:table-cell table:formula="of:=[.C5]+[.I5]+[.O5]" office:value-type="float" office:value="41.3022364293455">
            <text:p>41,30</text:p>
          </table:table-cell>
          <table:table-cell table:formula="of:=AVERAGE([.D5];[.J5];[.P5])" office:value-type="float" office:value="15.3333333333333">
            <text:p>15,33</text:p>
          </table:table-cell>
          <table:table-cell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formula="of:=[.B6]+[.H6]+[.N6]" office:value-type="float" office:value="600">
            <text:p>600</text:p>
          </table:table-cell>
          <table:table-cell table:formula="of:=[.C6]+[.I6]+[.O6]" office:value-type="float" office:value="81.6794161900282">
            <text:p>81,68</text:p>
          </table:table-cell>
          <table:table-cell table:formula="of:=AVERAGE([.D6];[.J6];[.P6])" office:value-type="float" office:value="20.3333333333333">
            <text:p>20,33</text:p>
          </table:table-cell>
          <table:table-cell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formula="of:=[.B7]+[.H7]+[.N7]" office:value-type="float" office:value="900">
            <text:p>900</text:p>
          </table:table-cell>
          <table:table-cell table:formula="of:=[.C7]+[.I7]+[.O7]" office:value-type="float" office:value="119.678803598096">
            <text:p>119,68</text:p>
          </table:table-cell>
          <table:table-cell table:formula="of:=AVERAGE([.D7];[.J7];[.P7])" office:value-type="float" office:value="20.3333333333333">
            <text:p>20,33</text:p>
          </table:table-cell>
          <table:table-cell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formula="of:=[.B8]+[.H8]+[.N8]" office:value-type="float" office:value="1100">
            <text:p>1100</text:p>
          </table:table-cell>
          <table:table-cell table:formula="of:=[.C8]+[.I8]+[.O8]" office:value-type="float" office:value="145.310221764389">
            <text:p>145,31</text:p>
          </table:table-cell>
          <table:table-cell table:formula="of:=AVERAGE([.D8];[.J8];[.P8])" office:value-type="float" office:value="27.6666666666667">
            <text:p>27,67</text:p>
          </table:table-cell>
          <table:table-cell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table:style-name="Default"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formula="of:=[.B9]+[.H9]+[.N9]" office:value-type="float" office:value="1200">
            <text:p>1200</text:p>
          </table:table-cell>
          <table:table-cell table:formula="of:=[.C9]+[.I9]+[.O9]" office:value-type="float" office:value="155.783822795217">
            <text:p>155,78</text:p>
          </table:table-cell>
          <table:table-cell table:formula="of:=AVERAGE([.D9];[.J9];[.P9])" office:value-type="float" office:value="43.3333333333333">
            <text:p>43,33</text:p>
          </table:table-cell>
          <table:table-cell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1">
          <table:table-cell office:value-type="string">
            <text:p>STT</text:p>
          </table:table-cell>
          <table:table-cell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formula="of:=[.B10]+[.H10]+[.N10]" office:value-type="float" office:value="1300">
            <text:p>1300</text:p>
          </table:table-cell>
          <table:table-cell table:formula="of:=[.C10]+[.I10]+[.O10]" office:value-type="float" office:value="170.615248953255">
            <text:p>170,62</text:p>
          </table:table-cell>
          <table:table-cell table:formula="of:=AVERAGE([.D10];[.J10];[.P10])" office:value-type="float" office:value="65.6666666666667">
            <text:p>65,67</text:p>
          </table:table-cell>
          <table:table-cell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1">
          <table:table-cell office:value-type="string">
            <text:p>STT</text:p>
          </table:table-cell>
          <table:table-cell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formula="of:=[.B11]+[.H11]+[.N11]" office:value-type="float" office:value="1400">
            <text:p>1400</text:p>
          </table:table-cell>
          <table:table-cell table:formula="of:=[.C11]+[.I11]+[.O11]" office:value-type="float" office:value="182.296515158612">
            <text:p>182,30</text:p>
          </table:table-cell>
          <table:table-cell table:formula="of:=AVERAGE([.D11];[.J11];[.P11])" office:value-type="float" office:value="164">
            <text:p>164,00</text:p>
          </table:table-cell>
          <table:table-cell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1" table:number-rows-repeated="2">
          <table:table-cell table:number-columns-repeated="23"/>
          <table:table-cell table:style-name="ce5" table:number-columns-repeated="2"/>
          <table:table-cell table:style-name="ce4" table:number-columns-repeated="2"/>
          <table:table-cell/>
        </table:table-row>
        <table:table-row table:style-name="ro1">
          <table:table-cell table:number-columns-repeated="23"/>
          <table:table-cell table:style-name="ce5" table:number-columns-repeated="2"/>
          <table:table-cell table:number-columns-repeated="3"/>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formula="of:=[.B19]+[.H19]+[.N19]" office:value-type="float" office:value="900">
            <text:p>900</text:p>
          </table:table-cell>
          <table:table-cell table:formula="of:=[.C19]+[.I19]+[.O19]" office:value-type="float" office:value="114.882771393489">
            <text:p>114,88</text:p>
          </table:table-cell>
          <table:table-cell table:formula="of:=AVERAGE([.D19];[.J19];[.P19])" office:value-type="float" office:value="8">
            <text:p>8,00</text:p>
          </table:table-cell>
          <table:table-cell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formula="of:=[.B20]+[.H20]+[.N20]" office:value-type="float" office:value="2000">
            <text:p>2000</text:p>
          </table:table-cell>
          <table:table-cell table:formula="of:=[.C20]+[.I20]+[.O20]" office:value-type="float" office:value="256.820175648127">
            <text:p>256,82</text:p>
          </table:table-cell>
          <table:table-cell table:formula="of:=AVERAGE([.D20];[.J20];[.P20])" office:value-type="float" office:value="17">
            <text:p>17,00</text:p>
          </table:table-cell>
          <table:table-cell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table:style-name="Default"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formula="of:=[.B21]+[.H21]+[.N21]" office:value-type="float" office:value="2600">
            <text:p>2600</text:p>
          </table:table-cell>
          <table:table-cell table:formula="of:=[.C21]+[.I21]+[.O21]" office:value-type="float" office:value="321.408064282349">
            <text:p>321,41</text:p>
          </table:table-cell>
          <table:table-cell table:formula="of:=AVERAGE([.D21];[.J21];[.P21])" office:value-type="float" office:value="19.6666666666667">
            <text:p>19,67</text:p>
          </table:table-cell>
          <table:table-cell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formula="of:=[.B22]+[.H22]+[.N22]" office:value-type="float" office:value="2900">
            <text:p>2900</text:p>
          </table:table-cell>
          <table:table-cell table:formula="of:=[.C22]+[.I22]+[.O22]" office:value-type="float" office:value="363.998587536302">
            <text:p>364,00</text:p>
          </table:table-cell>
          <table:table-cell table:formula="of:=AVERAGE([.D22];[.J22];[.P22])" office:value-type="float" office:value="22.6666666666667">
            <text:p>22,67</text:p>
          </table:table-cell>
          <table:table-cell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table:style-name="Default"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formula="of:=[.B23]+[.H23]+[.N23]" office:value-type="float" office:value="3000">
            <text:p>3000</text:p>
          </table:table-cell>
          <table:table-cell table:formula="of:=[.C23]+[.I23]+[.O23]" office:value-type="float" office:value="377.907756563821">
            <text:p>377,91</text:p>
          </table:table-cell>
          <table:table-cell table:formula="of:=AVERAGE([.D23];[.J23];[.P23])" office:value-type="float" office:value="23.6666666666667">
            <text:p>23,67</text:p>
          </table:table-cell>
          <table:table-cell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table:style-name="Default"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formula="of:=[.B24]+[.H24]+[.N24]" office:value-type="float" office:value="3600">
            <text:p>3600</text:p>
          </table:table-cell>
          <table:table-cell table:formula="of:=[.C24]+[.I24]+[.O24]" office:value-type="float" office:value="454.703083779169">
            <text:p>454,70</text:p>
          </table:table-cell>
          <table:table-cell table:formula="of:=AVERAGE([.D24];[.J24];[.P24])" office:value-type="float" office:value="47">
            <text:p>47,00</text:p>
          </table:table-cell>
          <table:table-cell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table:style-name="Default"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formula="of:=[.B25]+[.H25]+[.N25]" office:value-type="float" office:value="3800">
            <text:p>3800</text:p>
          </table:table-cell>
          <table:table-cell table:formula="of:=[.C25]+[.I25]+[.O25]" office:value-type="float" office:value="506.016629773172">
            <text:p>506,02</text:p>
          </table:table-cell>
          <table:table-cell table:formula="of:=AVERAGE([.D25];[.J25];[.P25])" office:value-type="float" office:value="65.6666666666667">
            <text:p>65,67</text:p>
          </table:table-cell>
          <table:table-cell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table:style-name="Default"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formula="of:=[.B26]+[.H26]+[.N26]" office:value-type="float" office:value="4400">
            <text:p>4400</text:p>
          </table:table-cell>
          <table:table-cell table:formula="of:=[.C26]+[.I26]+[.O26]" office:value-type="float" office:value="543.976359322441">
            <text:p>543,98</text:p>
          </table:table-cell>
          <table:table-cell table:formula="of:=AVERAGE([.D26];[.J26];[.P26])" office:value-type="float" office:value="97">
            <text:p>97,00</text:p>
          </table:table-cell>
          <table:table-cell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table:style-name="Default"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formula="of:=[.B27]+[.H27]+[.N27]" office:value-type="float" office:value="4800">
            <text:p>4800</text:p>
          </table:table-cell>
          <table:table-cell table:formula="of:=[.C27]+[.I27]+[.O27]" office:value-type="float" office:value="602.430514523417">
            <text:p>602,43</text:p>
          </table:table-cell>
          <table:table-cell table:formula="of:=AVERAGE([.D27];[.J27];[.P27])" office:value-type="float" office:value="189">
            <text:p>189,00</text:p>
          </table:table-cell>
          <table:table-cell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1">
          <table:table-cell table:style-name="Default" table:number-columns-repeated="23"/>
          <table:table-cell table:number-columns-repeated="5"/>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6"/>
          <table:table-cell table:number-columns-repeated="5"/>
        </table:table-row>
        <table:table-row table:style-name="ro1">
          <table:table-cell office:value-type="string">
            <text:p>ST</text:p>
          </table:table-cell>
          <table:table-cell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4" office:value-type="float" office:value="500">
            <text:p>500</text:p>
          </table:table-cell>
          <table:table-cell office:value-type="float" office:value="57.9241714671324">
            <text:p>57,92</text:p>
          </table:table-cell>
          <table:table-cell table:style-name="ce5" office:value-type="float" office:value="10">
            <text:p>10,00</text:p>
          </table:table-cell>
          <table:table-cell office:value-type="float" office:value="9.5521447722488">
            <text:p>9,55</text:p>
          </table:table-cell>
          <table:table-cell table:style-name="ce4"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style-name="Default" table:formula="of:=[.J33]" office:value-type="float" office:value="500">
            <text:p>5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4" office:value-type="float" office:value="600">
            <text:p>600</text:p>
          </table:table-cell>
          <table:table-cell office:value-type="float" office:value="68.2314410480349">
            <text:p>68,23</text:p>
          </table:table-cell>
          <table:table-cell table:style-name="ce5" office:value-type="float" office:value="11">
            <text:p>11,00</text:p>
          </table:table-cell>
          <table:table-cell office:value-type="float" office:value="11.544276437118">
            <text:p>11,54</text:p>
          </table:table-cell>
          <table:table-cell table:style-name="ce4"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style-name="Default" table:formula="of:=[.J34]" office:value-type="float" office:value="600">
            <text:p>6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4" office:value-type="float" office:value="800">
            <text:p>800</text:p>
          </table:table-cell>
          <table:table-cell office:value-type="float" office:value="90.3250572999582">
            <text:p>90,33</text:p>
          </table:table-cell>
          <table:table-cell table:style-name="ce5" office:value-type="float" office:value="13">
            <text:p>13,00</text:p>
          </table:table-cell>
          <table:table-cell office:value-type="float" office:value="14.4968890838474">
            <text:p>14,50</text:p>
          </table:table-cell>
          <table:table-cell table:style-name="ce4"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style-name="Default" table:formula="of:=[.J35]" office:value-type="float" office:value="800">
            <text:p>8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4" office:value-type="float" office:value="1000">
            <text:p>1000</text:p>
          </table:table-cell>
          <table:table-cell office:value-type="float" office:value="115.366201164045">
            <text:p>115,37</text:p>
          </table:table-cell>
          <table:table-cell table:style-name="ce5" office:value-type="float" office:value="17">
            <text:p>17,00</text:p>
          </table:table-cell>
          <table:table-cell office:value-type="float" office:value="17.7100508186736">
            <text:p>17,71</text:p>
          </table:table-cell>
          <table:table-cell table:style-name="ce4"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style-name="Default" table:formula="of:=[.J36]" office:value-type="float" office:value="1000">
            <text:p>10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4" office:value-type="float" office:value="1200">
            <text:p>1200</text:p>
          </table:table-cell>
          <table:table-cell office:value-type="float" office:value="137.183228207158">
            <text:p>137,18</text:p>
          </table:table-cell>
          <table:table-cell table:style-name="ce5" office:value-type="float" office:value="41">
            <text:p>41,00</text:p>
          </table:table-cell>
          <table:table-cell office:value-type="float" office:value="51.4882446044144">
            <text:p>51,49</text:p>
          </table:table-cell>
          <table:table-cell table:style-name="ce4"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style-name="Default" table:formula="of:=[.J37]" office:value-type="float" office:value="1200">
            <text:p>1200</text:p>
          </table:table-cell>
          <table:table-cell table:style-name="Default" table:number-columns-repeated="3"/>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table:number-columns-repeated="23"/>
          <table:table-cell table:style-name="ce5" table:number-columns-repeated="2"/>
          <table:table-cell/>
          <table:table-cell table:style-name="ce4"/>
          <table:table-cell/>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NST</text:p>
          </table:table-cell>
          <table:table-cell office:value-type="float" office:value="100">
            <text:p>100</text:p>
          </table:table-cell>
          <table:table-cell table:number-columns-repeated="5"/>
          <table:table-cell office:value-type="float" office:value="100">
            <text:p>100</text:p>
          </table:table-cell>
          <table:table-cell table:number-columns-repeated="5"/>
          <table:table-cell office:value-type="float" office:value="100">
            <text:p>100</text:p>
          </table:table-cell>
          <table:table-cell table:number-columns-repeated="5"/>
          <table:table-cell table:formula="of:=[.B46]+[.H46]+[.N46]" office:value-type="float" office:value="300">
            <text:p>300</text:p>
          </table:table-cell>
          <table:table-cell table:formula="of:=[.C46]+[.I46]+[.O46]" office:value-type="float" office:value="0">
            <text:p>0,00</text:p>
          </table:table-cell>
          <table:table-cell table:formula="of:=AVERAGE([.D46];[.J46];[.P46])" office:value-type="float" office:value="0">
            <text:p>#DIV/0!</text:p>
          </table:table-cell>
          <table:table-cell table:formula="of:=AVERAGE([.E46];[.K46];[.Q46])" office:value-type="float" office:value="0">
            <text:p>#DIV/0!</text:p>
          </table:table-cell>
          <table:table-cell table:style-name="ce5" table:formula="of:=AVERAGE([.F46];[.L46];[.R46])" office:value-type="float" office:value="0">
            <text:p>#DIV/0!</text:p>
          </table:table-cell>
          <table:table-cell table:style-name="ce5" table:formula="of:=AVERAGE([.G46];[.M46];[.S46])" office:value-type="float" office:value="0">
            <text:p>#DIV/0!</text:p>
          </table:table-cell>
          <table:table-cell table:style-name="ce4" table:formula="of:=[.B46]" office:value-type="float" office:value="100">
            <text:p>100</text:p>
          </table:table-cell>
          <table:table-cell table:style-name="ce4" table:formula="of:=[.H46]" office:value-type="float" office:value="100">
            <text:p>100</text:p>
          </table:table-cell>
          <table:table-cell table:formula="of:=[.N46]" office:value-type="float" office:value="100">
            <text:p>100</text:p>
          </table:table-cell>
        </table:table-row>
        <table:table-row table:style-name="ro1">
          <table:table-cell office:value-type="string">
            <text:p>NST</text:p>
          </table:table-cell>
          <table:table-cell office:value-type="float" office:value="200">
            <text:p>200</text:p>
          </table:table-cell>
          <table:table-cell table:number-columns-repeated="5"/>
          <table:table-cell office:value-type="float" office:value="200">
            <text:p>200</text:p>
          </table:table-cell>
          <table:table-cell table:number-columns-repeated="5"/>
          <table:table-cell office:value-type="float" office:value="200">
            <text:p>200</text:p>
          </table:table-cell>
          <table:table-cell table:number-columns-repeated="5"/>
          <table:table-cell table:formula="of:=[.B47]+[.H47]+[.N47]" office:value-type="float" office:value="600">
            <text:p>600</text:p>
          </table:table-cell>
          <table:table-cell table:formula="of:=[.C47]+[.I47]+[.O47]" office:value-type="float" office:value="0">
            <text:p>0,00</text:p>
          </table:table-cell>
          <table:table-cell table:formula="of:=AVERAGE([.D47];[.J47];[.P47])" office:value-type="float" office:value="0">
            <text:p>#DIV/0!</text:p>
          </table:table-cell>
          <table:table-cell table:formula="of:=AVERAGE([.E47];[.K47];[.Q47])" office:value-type="float" office:value="0">
            <text:p>#DIV/0!</text:p>
          </table:table-cell>
          <table:table-cell table:style-name="ce5" table:formula="of:=AVERAGE([.F47];[.L47];[.R47])" office:value-type="float" office:value="0">
            <text:p>#DIV/0!</text:p>
          </table:table-cell>
          <table:table-cell table:style-name="ce5" table:formula="of:=AVERAGE([.G47];[.M47];[.S47])" office:value-type="float" office:value="0">
            <text:p>#DIV/0!</text:p>
          </table:table-cell>
          <table:table-cell table:style-name="ce4" table:formula="of:=[.B47]" office:value-type="float" office:value="200">
            <text:p>200</text:p>
          </table:table-cell>
          <table:table-cell table:style-name="ce4" table:formula="of:=[.H47]" office:value-type="float" office:value="200">
            <text:p>200</text:p>
          </table:table-cell>
          <table:table-cell table:formula="of:=[.N47]" office:value-type="float" office:value="200">
            <text:p>200</text:p>
          </table:table-cell>
        </table:table-row>
        <table:table-row table:style-name="ro1">
          <table:table-cell office:value-type="string">
            <text:p>NST</text:p>
          </table:table-cell>
          <table:table-cell office:value-type="float" office:value="300">
            <text:p>300</text:p>
          </table:table-cell>
          <table:table-cell table:number-columns-repeated="5"/>
          <table:table-cell office:value-type="float" office:value="300">
            <text:p>300</text:p>
          </table:table-cell>
          <table:table-cell table:number-columns-repeated="5"/>
          <table:table-cell office:value-type="float" office:value="300">
            <text:p>300</text:p>
          </table:table-cell>
          <table:table-cell table:number-columns-repeated="5"/>
          <table:table-cell table:formula="of:=[.B48]+[.H48]+[.N48]" office:value-type="float" office:value="900">
            <text:p>900</text:p>
          </table:table-cell>
          <table:table-cell table:formula="of:=[.C48]+[.I48]+[.O48]" office:value-type="float" office:value="0">
            <text:p>0,00</text:p>
          </table:table-cell>
          <table:table-cell table:formula="of:=AVERAGE([.D48];[.J48];[.P48])" office:value-type="float" office:value="0">
            <text:p>#DIV/0!</text:p>
          </table:table-cell>
          <table:table-cell table:formula="of:=AVERAGE([.E48];[.K48];[.Q48])" office:value-type="float" office:value="0">
            <text:p>#DIV/0!</text:p>
          </table:table-cell>
          <table:table-cell table:style-name="ce5" table:formula="of:=AVERAGE([.F48];[.L48];[.R48])" office:value-type="float" office:value="0">
            <text:p>#DIV/0!</text:p>
          </table:table-cell>
          <table:table-cell table:style-name="ce5" table:formula="of:=AVERAGE([.G48];[.M48];[.S48])" office:value-type="float" office:value="0">
            <text:p>#DIV/0!</text:p>
          </table:table-cell>
          <table:table-cell table:style-name="ce4" table:formula="of:=[.B48]" office:value-type="float" office:value="300">
            <text:p>300</text:p>
          </table:table-cell>
          <table:table-cell table:style-name="ce4" table:formula="of:=[.H48]" office:value-type="float" office:value="300">
            <text:p>300</text:p>
          </table:table-cell>
          <table:table-cell table:formula="of:=[.N48]" office:value-type="float" office:value="300">
            <text:p>300</text:p>
          </table:table-cell>
        </table:table-row>
        <table:table-row table:style-name="ro1">
          <table:table-cell office:value-type="string">
            <text:p>NST</text:p>
          </table:table-cell>
          <table:table-cell office:value-type="float" office:value="400">
            <text:p>400</text:p>
          </table:table-cell>
          <table:table-cell table:number-columns-repeated="5"/>
          <table:table-cell office:value-type="float" office:value="400">
            <text:p>400</text:p>
          </table:table-cell>
          <table:table-cell table:number-columns-repeated="5"/>
          <table:table-cell office:value-type="float" office:value="300">
            <text:p>300</text:p>
          </table:table-cell>
          <table:table-cell table:number-columns-repeated="5"/>
          <table:table-cell table:formula="of:=[.B49]+[.H49]+[.N49]" office:value-type="float" office:value="1100">
            <text:p>1100</text:p>
          </table:table-cell>
          <table:table-cell table:formula="of:=[.C49]+[.I49]+[.O49]" office:value-type="float" office:value="0">
            <text:p>0,00</text:p>
          </table:table-cell>
          <table:table-cell table:formula="of:=AVERAGE([.D49];[.J49];[.P49])" office:value-type="float" office:value="0">
            <text:p>#DIV/0!</text:p>
          </table:table-cell>
          <table:table-cell table:formula="of:=AVERAGE([.E49];[.K49];[.Q49])" office:value-type="float" office:value="0">
            <text:p>#DIV/0!</text:p>
          </table:table-cell>
          <table:table-cell table:style-name="ce5" table:formula="of:=AVERAGE([.F49];[.L49];[.R49])" office:value-type="float" office:value="0">
            <text:p>#DIV/0!</text:p>
          </table:table-cell>
          <table:table-cell table:style-name="ce5" table:formula="of:=AVERAGE([.G49];[.M49];[.S49])" office:value-type="float" office:value="0">
            <text:p>#DIV/0!</text:p>
          </table:table-cell>
          <table:table-cell table:style-name="ce4" table:formula="of:=[.B49]" office:value-type="float" office:value="400">
            <text:p>400</text:p>
          </table:table-cell>
          <table:table-cell table:style-name="ce4" table:formula="of:=[.H49]" office:value-type="float" office:value="400">
            <text:p>400</text:p>
          </table:table-cell>
          <table:table-cell table:formula="of:=[.N49]" office:value-type="float" office:value="300">
            <text:p>300</text:p>
          </table:table-cell>
        </table:table-row>
        <table:table-row table:style-name="ro1">
          <table:table-cell office:value-type="string">
            <text:p>NST</text:p>
          </table:table-cell>
          <table:table-cell office:value-type="float" office:value="500">
            <text:p>500</text:p>
          </table:table-cell>
          <table:table-cell table:number-columns-repeated="5"/>
          <table:table-cell office:value-type="float" office:value="500">
            <text:p>500</text:p>
          </table:table-cell>
          <table:table-cell table:number-columns-repeated="5"/>
          <table:table-cell office:value-type="float" office:value="300">
            <text:p>300</text:p>
          </table:table-cell>
          <table:table-cell table:number-columns-repeated="5"/>
          <table:table-cell table:formula="of:=[.B50]+[.H50]+[.N50]" office:value-type="float" office:value="1300">
            <text:p>1300</text:p>
          </table:table-cell>
          <table:table-cell table:formula="of:=[.C50]+[.I50]+[.O50]" office:value-type="float" office:value="0">
            <text:p>0,00</text:p>
          </table:table-cell>
          <table:table-cell table:formula="of:=AVERAGE([.D50];[.J50];[.P50])" office:value-type="float" office:value="0">
            <text:p>#DIV/0!</text:p>
          </table:table-cell>
          <table:table-cell table:formula="of:=AVERAGE([.E50];[.K50];[.Q50])" office:value-type="float" office:value="0">
            <text:p>#DIV/0!</text:p>
          </table:table-cell>
          <table:table-cell table:style-name="ce5" table:formula="of:=AVERAGE([.F50];[.L50];[.R50])" office:value-type="float" office:value="0">
            <text:p>#DIV/0!</text:p>
          </table:table-cell>
          <table:table-cell table:style-name="ce5" table:formula="of:=AVERAGE([.G50];[.M50];[.S50])" office:value-type="float" office:value="0">
            <text:p>#DIV/0!</text:p>
          </table:table-cell>
          <table:table-cell table:style-name="ce4" table:formula="of:=[.B50]" office:value-type="float" office:value="500">
            <text:p>500</text:p>
          </table:table-cell>
          <table:table-cell table:style-name="ce4" table:formula="of:=[.H50]" office:value-type="float" office:value="500">
            <text:p>500</text:p>
          </table:table-cell>
          <table:table-cell table:formula="of:=[.N50]" office:value-type="float" office:value="300">
            <text:p>300</text:p>
          </table:table-cell>
        </table:table-row>
        <table:table-row table:style-name="ro1">
          <table:table-cell office:value-type="string">
            <text:p>NST</text:p>
          </table:table-cell>
          <table:table-cell office:value-type="float" office:value="600">
            <text:p>600</text:p>
          </table:table-cell>
          <table:table-cell table:number-columns-repeated="5"/>
          <table:table-cell office:value-type="float" office:value="600">
            <text:p>600</text:p>
          </table:table-cell>
          <table:table-cell table:number-columns-repeated="5"/>
          <table:table-cell office:value-type="float" office:value="300">
            <text:p>300</text:p>
          </table:table-cell>
          <table:table-cell table:number-columns-repeated="5"/>
          <table:table-cell table:formula="of:=[.B51]+[.H51]+[.N51]" office:value-type="float" office:value="1500">
            <text:p>1500</text:p>
          </table:table-cell>
          <table:table-cell table:formula="of:=[.C51]+[.I51]+[.O51]" office:value-type="float" office:value="0">
            <text:p>0,00</text:p>
          </table:table-cell>
          <table:table-cell table:formula="of:=AVERAGE([.D51];[.J51];[.P51])" office:value-type="float" office:value="0">
            <text:p>#DIV/0!</text:p>
          </table:table-cell>
          <table:table-cell table:formula="of:=AVERAGE([.E51];[.K51];[.Q51])" office:value-type="float" office:value="0">
            <text:p>#DIV/0!</text:p>
          </table:table-cell>
          <table:table-cell table:style-name="ce5" table:formula="of:=AVERAGE([.F51];[.L51];[.R51])" office:value-type="float" office:value="0">
            <text:p>#DIV/0!</text:p>
          </table:table-cell>
          <table:table-cell table:style-name="ce5" table:formula="of:=AVERAGE([.G51];[.M51];[.S51])" office:value-type="float" office:value="0">
            <text:p>#DIV/0!</text:p>
          </table:table-cell>
          <table:table-cell table:style-name="ce4" table:formula="of:=[.B51]" office:value-type="float" office:value="600">
            <text:p>600</text:p>
          </table:table-cell>
          <table:table-cell table:style-name="ce4" table:formula="of:=[.H51]" office:value-type="float" office:value="600">
            <text:p>600</text:p>
          </table:table-cell>
          <table:table-cell table:formula="of:=[.N51]" office:value-type="float" office:value="300">
            <text:p>300</text:p>
          </table:table-cell>
        </table:table-row>
        <table:table-row table:style-name="ro1">
          <table:table-cell office:value-type="string">
            <text:p>NST</text:p>
          </table:table-cell>
          <table:table-cell office:value-type="float" office:value="700">
            <text:p>700</text:p>
          </table:table-cell>
          <table:table-cell table:number-columns-repeated="5"/>
          <table:table-cell office:value-type="float" office:value="700">
            <text:p>700</text:p>
          </table:table-cell>
          <table:table-cell table:number-columns-repeated="5"/>
          <table:table-cell office:value-type="float" office:value="300">
            <text:p>300</text:p>
          </table:table-cell>
          <table:table-cell table:number-columns-repeated="5"/>
          <table:table-cell table:formula="of:=[.B52]+[.H52]+[.N52]" office:value-type="float" office:value="1700">
            <text:p>1700</text:p>
          </table:table-cell>
          <table:table-cell table:formula="of:=[.C52]+[.I52]+[.O52]" office:value-type="float" office:value="0">
            <text:p>0,00</text:p>
          </table:table-cell>
          <table:table-cell table:formula="of:=AVERAGE([.D52];[.J52];[.P52])" office:value-type="float" office:value="0">
            <text:p>#DIV/0!</text:p>
          </table:table-cell>
          <table:table-cell table:formula="of:=AVERAGE([.E52];[.K52];[.Q52])" office:value-type="float" office:value="0">
            <text:p>#DIV/0!</text:p>
          </table:table-cell>
          <table:table-cell table:style-name="ce5" table:formula="of:=AVERAGE([.F52];[.L52];[.R52])" office:value-type="float" office:value="0">
            <text:p>#DIV/0!</text:p>
          </table:table-cell>
          <table:table-cell table:style-name="ce5" table:formula="of:=AVERAGE([.G52];[.M52];[.S52])" office:value-type="float" office:value="0">
            <text:p>#DIV/0!</text:p>
          </table:table-cell>
          <table:table-cell table:style-name="ce4" table:formula="of:=[.B52]" office:value-type="float" office:value="700">
            <text:p>700</text:p>
          </table:table-cell>
          <table:table-cell table:style-name="ce4" table:formula="of:=[.H52]" office:value-type="float" office:value="700">
            <text:p>700</text:p>
          </table:table-cell>
          <table:table-cell table:formula="of:=[.N52]" office:value-type="float" office:value="300">
            <text:p>300</text:p>
          </table:table-cell>
        </table:table-row>
        <table:table-row table:style-name="ro1">
          <table:table-cell office:value-type="string">
            <text:p>NST</text:p>
          </table:table-cell>
          <table:table-cell office:value-type="float" office:value="850">
            <text:p>850</text:p>
          </table:table-cell>
          <table:table-cell table:number-columns-repeated="5"/>
          <table:table-cell office:value-type="float" office:value="850">
            <text:p>850</text:p>
          </table:table-cell>
          <table:table-cell table:number-columns-repeated="5"/>
          <table:table-cell office:value-type="float" office:value="300">
            <text:p>300</text:p>
          </table:table-cell>
          <table:table-cell table:number-columns-repeated="5"/>
          <table:table-cell table:formula="of:=[.B53]+[.H53]+[.N53]" office:value-type="float" office:value="2000">
            <text:p>2000</text:p>
          </table:table-cell>
          <table:table-cell table:formula="of:=[.C53]+[.I53]+[.O53]" office:value-type="float" office:value="0">
            <text:p>0,00</text:p>
          </table:table-cell>
          <table:table-cell table:formula="of:=AVERAGE([.D53];[.J53];[.P53])" office:value-type="float" office:value="0">
            <text:p>#DIV/0!</text:p>
          </table:table-cell>
          <table:table-cell table:formula="of:=AVERAGE([.E53];[.K53];[.Q53])" office:value-type="float" office:value="0">
            <text:p>#DIV/0!</text:p>
          </table:table-cell>
          <table:table-cell table:style-name="ce5" table:formula="of:=AVERAGE([.F53];[.L53];[.R53])" office:value-type="float" office:value="0">
            <text:p>#DIV/0!</text:p>
          </table:table-cell>
          <table:table-cell table:style-name="ce5" table:formula="of:=AVERAGE([.G53];[.M53];[.S53])" office:value-type="float" office:value="0">
            <text:p>#DIV/0!</text:p>
          </table:table-cell>
          <table:table-cell table:style-name="ce4" table:formula="of:=[.B53]" office:value-type="float" office:value="850">
            <text:p>850</text:p>
          </table:table-cell>
          <table:table-cell table:style-name="ce4" table:formula="of:=[.H53]" office:value-type="float" office:value="850">
            <text:p>850</text:p>
          </table:table-cell>
          <table:table-cell table:formula="of:=[.N53]" office:value-type="float" office:value="300">
            <text:p>300</text:p>
          </table:table-cell>
        </table:table-row>
        <table:table-row table:style-name="ro1" table:number-rows-repeated="4">
          <table:table-cell table:style-name="Default" table:number-columns-repeated="23"/>
          <table:table-cell table:number-columns-repeated="5"/>
        </table:table-row>
        <table:table-row table:style-name="ro1">
          <table:table-cell/>
          <table:table-cell table:style-name="Default"/>
          <table:table-cell table:number-columns-repeated="5"/>
          <table:table-cell table:style-name="Default"/>
          <table:table-cell table:number-columns-repeated="5"/>
          <table:table-cell table:style-name="Default"/>
          <table:table-cell table:number-columns-repeated="9"/>
          <table:table-cell table:style-name="ce5" table:number-columns-repeated="2"/>
          <table:table-cell table:number-columns-repeated="3"/>
        </table:table-row>
        <table:table-row table:style-name="ro1" table:number-rows-repeated="2">
          <table:table-cell table:style-name="Default" table:number-columns-repeated="23"/>
          <table:table-cell table:number-columns-repeated="5"/>
        </table:table-row>
        <table:table-row table:style-name="ro1">
          <table:table-cell table:number-columns-repeated="20"/>
          <table:table-cell table:style-name="ce4" table:number-columns-repeated="5"/>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table:shapes>
        <table:table-column table:style-name="co2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5:06:29</dc:date>
    <dc:creator>diego </dc:creator>
    <meta:editing-duration>PT3H19M30S</meta:editing-duration>
    <meta:editing-cycles>143</meta:editing-cycles>
    <meta:document-statistic meta:table-count="3" meta:cell-count="967"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5cm" svg:y="2.238cm" svg:width="22.074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